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Hypertextovéprepojenie" style:family="text">
      <style:text-properties style:font-name-asian="Liberation Serif" style:font-name-complex="Liberation Serif"/>
    </style:style>
    <style:style style:name="T3" style:parent-style-name="Predvolenépísmoodseku" style:family="text">
      <style:text-properties style:font-name-asian="Liberation Serif" style:font-name-complex="Liberation Serif"/>
    </style:style>
    <style:style style:name="P4" style:parent-style-name="Nadpis2" style:family="paragraph">
      <style:paragraph-properties fo:break-before="page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</office:automatic-styles>
  <office:body>
    <office:text text:use-soft-page-breaks="true">
      <text:h text:style-name="P1" text:outline-level="1">GNS3 v klient – server architektúre</text:h>
      <text:h text:style-name="Nadpis2" text:outline-level="2">GNS3 VM ako lokálny server</text:h>
      <text:p text:style-name="Normálny">GNS3 VM je možné spúšťať vnútri VirtualBox-u alebo Vmware. V nižšie uvedenom návode je uvedený import GNS3 VM do VirtualBox-u.</text:p>
      <text:p text:style-name="Normálny"/>
      <text:p text:style-name="Normálny">Stiahneme si GNS3 VM zo stránky</text:p>
      <text:p text:style-name="Normálny"><text:a xlink:href="https://github.com/GNS3/gns3-gui/releases" office:target-frame-name="_top" xlink:show="replace"><text:span text:style-name="T2">https://github.com/GNS3/gns3-gui/releases</text:span></text:a></text:p>
      <text:p text:style-name="Bezriadkovania">V našom prípade si stiahneme súbor "<text:a xlink:href="https://github.com/GNS3/gns3-gui/releases/download/v1.5.2/GNS3.VM.VirtualBox.1.5.2.zip" office:target-frame-name="_top" xlink:show="replace">GNS3.VM.VirtualBox.1.5.2.zip</text:a>", pretože budeme spúšťať GNS3 server vo VirtualBoxe. GNS3 klient aj server musia byť v rovnakej verzii. Keďže používame GNS3 klienta vo verzii 1.5.2, musíme stiahnuť GNS3 VM vo verzii 1.5.2.</text:p>
      <text:p text:style-name="Bezriadkovania"/>
      <text:p text:style-name="Bezriadkovania">Rozbalíme archív.</text:p>
      <text:p text:style-name="Bezriadkovania">Rozbalený súbor importujeme do VirtualBox-u cez "File -&gt; Import Appliance".</text:p>
      <text:p text:style-name="Bezriadkovania">Ponecháme predvolené parametre a necháme ju importovať.</text:p>
      <text:p text:style-name="Bezriadkovania">Po importovaní si otvoríme nastavenia GNS3 VM -&gt; Network.</text:p>
      <text:p text:style-name="Bezriadkovania">GNS3 VM by mala mať dva sieťové adaptéry - prvý je "Host-only Adapter" a druhý "NAT". Niekedy (v linuxových distribúciách) vzniknú problémy pri prvotnom spustení GNS3 VM práve s "Host-only" adaptérom, kedy VirtualBox hlási, že ešte žiadny taký adaptér neexistuje, Riešením je vytvorenie takéhoto sieťového adaptéra cez "File -&gt; Preferences -&gt; Network -&gt; Host-only Networks". Následne klikneme na ikonku zeleného pluska, čím sa vytvorí "Host-only" sieťový adaptér. Teraz môžeme overiť, či sa tento adaptér správne priradil ku GNS3 VM v jej nastaveniach. Ak áno, uložíme nastavenia.</text:p>
      <text:p text:style-name="Bezriadkovania"/>
      <text:p text:style-name="Bezriadkovania">Otvoríme GNS3 klienta (ako používateľ - nie je potrebné spúšťať ho ako root).</text:p>
      <text:p text:style-name="Bezriadkovania">Ak sa nám zobrazila úvodná obrazovka s výberom servera, zaškrtneme voľbu "GNS3 VM" -&gt; Next. Vyberieme také parametre GNS3 VM servera, aké sme zvolili pri nastavovaní GNS3 VM vo VirtualBox-e.</text:p>
      <text:p text:style-name="Bezriadkovania"/>
      <text:p text:style-name="Bezriadkovania">Ak sa nám ale úvodná obrazovka s výberom servera zobrazila , klikneme na "Edit -&gt; Preferences -&gt; Server -&gt; GNS3 VM server". V časti Virtualization software si vyberieme "Virtualbox" a ako "VM name" si vyberieme virtuálny stroj s názvom "GNS3 VM".</text:p>
      <text:p text:style-name="Bezriadkovania"/>
      <text:p text:style-name="Bezriadkovania">Počkáme, kým sa GNS3 VM nespustí. Keď už GNS3 VM beží, otvoríme internetový prehľadávač a zadáme doň adresu "<text:span text:style-name="T3">192.168.56.101:3080</text:span>", kde IP adresa je uvedená v GNS3 VM v časti "Information" (prvá možnosť). Prostredníctvom tohto web-rozhrania vieme pridávať do GNS3 VM zariadenia.</text:p>
      <text:p text:style-name="Bezriadkovania"/>
      <text:p text:style-name="Bezriadkovania">Poznámka: Aby GNS3 VM server fungoval, musí byť tiež aktívny (zaškrtnutý) aj lokálny server.</text:p>
      <text:p text:style-name="Bezriadkovania"/>
      <text:h text:style-name="Nadpis2" text:outline-level="2"/>
      <text:soft-page-break/>
      <text:h text:style-name="P4" text:outline-level="2">GNS3 VM ako vzdialený server</text:h>
      <text:list text:style-name="LFO1" text:continue-numbering="true">
        <text:list-item>
          <text:p text:style-name="P5">Nainštalujeme Ubuntu Server 14.04 x64, ktorý stiahneme z:</text:p>
        </text:list-item>
      </text:list>
      <text:p text:style-name="Textbody"><text:a xlink:href="http://releases.ubuntu.com/14.04/" office:target-frame-name="_top" xlink:show="replace">http://releases.ubuntu.com/14.04/</text:a></text:p>
      <text:p text:style-name="Textbody">Pokiaľ inštalujeme spomenutý operačný systém do VirtualBox-u / VMware, nastavíme sieťovú kartu do módu “bridge” (všetky ostatné sieťové karty vypneme).</text:p>
      <text:list text:style-name="LFO1" text:continue-numbering="true">
        <text:list-item>
          <text:p text:style-name="P6">Zadáme tieto príkazy:</text:p>
        </text:list-item>
      </text:list>
      <text:p text:style-name="Code">curl<text:s/><text:a xlink:href="https://raw.githubusercontent.com/GNS3/gns3-" office:target-frame-name="_top" xlink:show="replace">https://raw.githubusercontent.com/GNS3/gns3-</text:a>server/master/scripts/remote-install.sh &gt; gns3-remote-install.sh</text:p>
      <text:p text:style-name="Code">bash gns3-remote-install.sh --with-openvpn --with-iou –with-i386-repository</text:p>
      <text:p text:style-name="Code"/>
      <text:list text:style-name="LFO1" text:continue-numbering="true">
        <text:list-item>
          <text:p text:style-name="P7">Spustíme server príkazom</text:p>
        </text:list-item>
      </text:list>
      <text:p text:style-name="Code">gns3server</text:p>
      <text:p text:style-name="Code"/>
      <text:p text:style-name="Textbody">Server teraz beží na adrese pridelenej sieťovému rozhraniu a na porte 3080.</text:p>
      <text:list text:style-name="LFO1" text:continue-numbering="true">
        <text:list-item>
          <text:p text:style-name="P8">Nakonfigurujeme GNS3 klienta</text:p>
          <text:list text:continue-numbering="true">
            <text:list-item>
              <text:p text:style-name="P9">Edit → Preferences → Server → Local server → odškrtneme “Use local server”</text:p>
            </text:list-item>
            <text:list-item>
              <text:p text:style-name="P10">Edit → Preferences → Server → GNS3 VM→ zaškrtneme “Remote”, klikneme na “Add server” a zadáme IP adresu vzdialeného servera.</text:p>
            </text:list-item>
            <text:list-item>
              <text:p text:style-name="P11">Do rozbaľovacieho zoznamu zvolíme práve pridaný server.</text:p>
            </text:list-item>
          </text:list>
        </text:list-item>
      </text:list>
      <text:p text:style-name="Textbody">Teraz máme dve možnosti, ako nahrať obraz operačného systému na vzdialený server (od verzie 2.0 je možné pridať zariadenie do GNS3 VM iba cez GNS3 klienta)</text:p>
      <text:list text:style-name="LFO1" text:continue-numbering="true">
        <text:list-item>
          <text:p text:style-name="P12">Web rozhraním</text:p>
          <text:list text:continue-numbering="true">
            <text:list-item>
              <text:p text:style-name="P13">Na klientskom počítači otvoríme internetový prehľadávač a zadáme doň adresu a port GNS3 servera.</text:p>
            </text:list-item>
            <text:list-item>
              <text:p text:style-name="P14">Klikneme na “Upload” a môžme na server nahrať obraz operačného systému požadovaného typu. Typ vkladaného súboru si zvolíme.</text:p>
            </text:list-item>
            <text:list-item>
              <text:p text:style-name="P15">Klikneme na tlačidlo “Browse” a vyberieme želaný súbor.</text:p>
            </text:list-item>
            <text:list-item>
              <text:p text:style-name="P16">Z rozbaľovacieho menu si zvolíme typ vkladaného súboru.</text:p>
            </text:list-item>
            <text:list-item>
              <text:p text:style-name="P17">Klikneme na tlačidlo “Upload”. Súbor by sa mal úspešne nahrať na vzdialený server.</text:p>
            </text:list-item>
          </text:list>
        </text:list-item>
        <text:list-item>
          <text:p text:style-name="P18">GNS3 klientom</text:p>
          <text:list text:continue-numbering="true">
            <text:list-item>
              <text:p text:style-name="P19">Otvoríme GNS3 klienta → Edit → Preferences → IOS routers (napríklad).</text:p>
            </text:list-item>
            <text:list-item>
              <text:p text:style-name="P20">Pridáme nový IOS router kliknutím na tlačidlo “New”.</text:p>
            </text:list-item>
            <text:list-item>
              <text:p text:style-name="P21">Klikneme na možnosť “”Run the IOS on remote computer”. Klikneme na “Next” a pokračujeme, ako keby sme pridávali lokálny IOS router.</text:p>
            </text:list-item>
          </text:list>
        </text:list-item>
      </text:list>
      <text:p text:style-name="Textbody"/>
      <text:p text:style-name="Textbody"/>
      <text:list text:style-name="LFO1" text:continue-numbering="true">
        <text:list-item>
          <text:p text:style-name="P22">Poznámka: V GNS3 a GNS3 VM vo verziách 1.5.2 nie je možné nahrať súbor na vzdialený server ani na lokálny GNS3 VM server. Spôsobuje to chyba v programe. Upload cez web rozhranie dá “500 Internal Server Error”, import routra cez GNS3 klienta dá “errno [13] Permission denied” (aj keď je GNS3 klient spustený ako root).</text:p>
        </text:list-item>
        <text:list-item>
          <text:p text:style-name="P23">Po nahratí / importovaní routra na vzdialený server s ním pracujeme v GNS3 klientovi ako lokálnym routrom.</text:p>
        </text:list-item>
      </text:list>
      <text:p text:style-name="Textbody"/>
      <text:p text:style-name="Normálny">-gns3 vm -&gt; ked to pada na generovani idle pc value na vm, potom ju vygenerovat lokalne a potom ju skopirovat do idle pc fieldu pri vytvarani routra na gns3 vm</text:p>
      <text:p text:style-name="Textbody"/>
      <text:p text:style-name="Textbody"/>
      <text:p text:style-name="Textbody">Zdroje:</text:p>
      <text:p text:style-name="Normálny"><text:a xlink:href="https://www.gns3.com/support/docs/install-on-a-remote-server" office:target-frame-name="_top" xlink:show="replace"><text:span text:style-name="Hypertextovéprepojenie">https://www.gns3.com/support/docs/install-on-a-remote-server</text:span></text:a></text:p>
      <text:p text:style-name="Normálny"><text:a xlink:href="https://www.gns3.com/support/docs/gns3-configuration-file-for-adva" office:target-frame-name="_top" xlink:show="replace"><text:span text:style-name="Hypertextovéprepojenie">https://www.gns3.com/support/docs/gns3-configuration-file-for-adva</text:span></text:a></text:p>
      <text:p text:style-name="Normálny"><text:a xlink:href="https://www.gns3.com/support/docs/-what-is-the-gns3-vm" office:target-frame-name="_top" xlink:show="replace"><text:span text:style-name="Hypertextovéprepojenie">https://www.gns3.com/support/docs/-what-is-the-gns3-vm</text:span></text:a></text:p>
      <text:p text:style-name="Normálny"><text:a xlink:href="https://www.gns3.com/support/docs/the-new-setup-wizard-for-gns3--4" office:target-frame-name="_top" xlink:show="replace"><text:span text:style-name="Hypertextovéprepojenie">https://www.gns3.com/support/docs/the-new-setup-wizard-for-gns3--4</text:span></text:a></text:p>
      <text:p text:style-name="Standard"><text:a xlink:href="https://www.youtube.com/watch?v=dP4-JyKazZg" office:target-frame-name="_top" xlink:show="replace"><text:span text:style-name="Hypertextovéprepojenie">https://www.youtube.com/watch?v=dP4-JyKazZg</text:span></text:a></text:p>
      <text:p text:style-name="Normálny"><text:a xlink:href="https://www.youtube.com/watch?v=W8mRIUzL3JU" office:target-frame-name="_top" xlink:show="replace"><text:span text:style-name="Hypertextovéprepojenie">https://www.youtube.com/watch?v=W8mRIUzL3JU</text:span></text:a></text:p>
      <text:p text:style-name="Normálny"><text:a xlink:href="https://gns3.com/qa/http-1-0-500-internal-server-err" office:target-frame-name="_top" xlink:show="replace"><text:span text:style-name="Hypertextovéprepojenie">https://gns3.com/qa/http-1-0-500-internal-server-err</text:span></text:a></text:p>
      <text:p text:style-name="Normálny"><text:a xlink:href="https://gns3.com/qa/gns3-gui-against-remote-gns3serv" office:target-frame-name="_top" xlink:show="replace"><text:span text:style-name="Hypertextovéprepojenie">https://gns3.com/qa/gns3-gui-against-remote-gns3serv</text:span></text:a></text:p>
      <text:p text:style-name="Normálny"><text:a xlink:href="https://gns3.com/discussions/how-to-setup-remote-server-with-" office:target-frame-name="_top" xlink:show="replace"><text:span text:style-name="Hypertextovéprepojenie">https://gns3.com/discussions/how-to-setup-remote-server-with-</text:span></text:a></text:p>
      <text:p text:style-name="Normá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ezriadkovania" style:display-name="Bez riadkovania" style:family="paragraph">
      <style:text-properties fo:hyphenate="tru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Code" style:display-name="Code" style:family="paragraph" style:parent-style-name="PreformattedText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Hypertextovéprepojenie" style:display-name="Hypertextové prepojenie" style:family="text" style:parent-style-name="Predvolenépísmoodseku">
      <style:text-properties fo:color="#0563C1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j Šišila</dc:creator>
    <meta:creation-date>2017-02-23T22:28:00Z</meta:creation-date>
    <dc:date>2017-02-23T22:28:00Z</dc:date>
    <meta:template xlink:href="Normal.dotm" xlink:type="simple"/>
    <meta:editing-cycles>27</meta:editing-cycles>
    <meta:editing-duration>PT0S</meta:editing-duration>
    <meta:document-statistic meta:page-count="1" meta:paragraph-count="11" meta:word-count="891" meta:character-count="5965" meta:row-count="42" meta:non-whitespace-character-count="5085"/>
  </office:meta>
</office:document-meta>
</file>